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7.69mm"/>
    </style:style>
    <style:style style:name="co6" style:family="table-column">
      <style:table-column-properties fo:break-before="auto" style:column-width="61.54mm"/>
    </style:style>
    <style:style style:name="co7" style:family="table-column">
      <style:table-column-properties fo:break-before="auto" style:column-width="29.14mm"/>
    </style:style>
    <style:style style:name="co8" style:family="table-column">
      <style:table-column-properties fo:break-before="auto" style:column-width="23.76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24.04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21.5mm"/>
    </style:style>
    <style:style style:name="co13" style:family="table-column">
      <style:table-column-properties fo:break-before="auto" style:column-width="23.41mm"/>
    </style:style>
    <style:style style:name="co14" style:family="table-column">
      <style:table-column-properties fo:break-before="auto" style:column-width="143.7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offset</text:p>
          </table:table-cell>
          <table:table-cell table:style-name="ce7" office:value-type="string" calcext:value-type="string">
            <text:p>miscmsg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4"/>
          <table:table-cell table:style-name="ce7"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9"/>
          <table:table-cell/>
          <table:table-cell table:style-name="ce7" table:number-columns-repeated="1009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 message ID in Par 2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2" office:value-type="string" calcext:value-type="string">
            <text:p>Y, y</text:p>
          </table:table-cell>
          <table:table-cell table:number-columns-repeated="3" table:style-name="ce5" office:value-type="string" calcext:value-type="string">
            <text:p>any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number-columns-repeated="7" table:style-name="ce1" office:value-type="string" calcext:value-type="string">
            <text:p>any</text:p>
          </table:table-cell>
          <table:table-cell table:style-name="ce2" office:value-type="string" calcext:value-type="string">
            <text:p>Force exit at any time from any section</text:p>
          </table:table-cell>
          <table:table-cell table:style-name="ce1" table:number-columns-repeated="1009"/>
        </table:table-row>
        <table:table-row table:style-name="ro1">
          <table:table-cell table:style-name="ce2"/>
          <table:table-cell table:style-name="ce5" table:number-columns-repeated="3"/>
          <table:table-cell table:style-name="ce1" table:number-columns-repeated="1019"/>
        </table:table-row>
        <table:table-row table:style-name="ro1">
          <table:table-cell table:style-name="ce1"/>
          <table:table-cell table:style-name="ce4" table:number-columns-repeated="3"/>
          <table:table-cell table:style-name="ce7"/>
          <table:table-cell table:style-name="ce7" office:value-type="string" calcext:value-type="string">
            <text:p>CONFIG::control:: +</text:p>
          </table:table-cell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1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oscillato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fferSiz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dSynthInterpol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irtualKeyboardLayou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XMLcompressionLevel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eportsDestination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vedInstrumentForma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wEnginesTyp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Engines and Type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efaultStateSt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hideNonFatalErro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showSplas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logInstrumentLoadTime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logXMLheader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aveAllXMLdat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nableGU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nableCL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nableAutoInstan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nableSinglePath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5"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xposeStatus</text:p>
          </table:table-cell>
          <table:table-cell table:style-name="ce1" table:number-columns-repeated="7"/>
          <table:table-cell table:style-name="ce2" office:value-type="string" calcext:value-type="string">
            <text:p>Local to CLI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jack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jack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ackServe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ck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jackAutoConnect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alsaMidiSour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comma separated MIDI source lis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alsaPreferredMidi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– 2</text:p>
          </table:table-cell>
          <table:table-cell table:style-name="ce5" table:number-columns-repeated="2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alsaMidi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Midi Type – Fixed, Search, External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alsaAudioDevic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lsaPreferredAudio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alsaSampleRat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add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removePresetRootDi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delete numbered preset root directory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, Y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urrentPresetRoo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bankRoot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bank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enableProgramChang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instChangeEnablesPart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extendedProgramChangeCC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gnoreResetAll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logIncomingCC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showLearnEditor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enableNRPNs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saveCurrentConfig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/>
          <table:table-cell table:style-name="ce1" table:number-columns-repeated="2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/>
          <table:table-cell table:style-name="ce7" office:value-type="string" calcext:value-type="string">
            <text:p>BANK::control:: +</text:p>
          </table:table-cell>
          <table:table-cell table:style-name="ce1" table:number-columns-repeated="7"/>
          <table:table-cell table:style-name="ce7" office:value-type="string" calcext:value-type="string">
            <text:p>Instruments / Banks / Roots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7" table:number-columns-repeated="1010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rea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Read instrument name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ndInstrumentName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find instrument name - instrument, bank, roo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6"/>
          <table:table-cell office:value-type="string" calcext:value-type="string">
            <text:p>0 - 15</text:p>
          </table:table-cell>
          <table:table-cell table:style-name="ce1" table:number-columns-repeated="2"/>
          <table:table-cell table:style-name="ce2" office:value-type="string" calcext:value-type="string">
            <text:p>next in list by type or ‘*’ if list en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nam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v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 / 255</text:p>
          </table:table-cell>
          <table:table-cell table:style-name="ce5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 - bank, root, instrument, par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leteInstrumen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slot in curren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lectFirstInstrumentTo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electSecondInstrumentAndSwap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 / 255</text:p>
          </table:table-cell>
          <table:table-cell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selec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nam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Rename bank - always returns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rea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Create bank - new ID, root ID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ete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style-name="ce1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 - bank ID, root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electFirstBankTo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selectSecondBankAndSwap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im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xportBank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09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9"/>
          <table:table-cell table:style-name="ce2"/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select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 or read current o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hangeRootId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Change root ID – always returns old ID - id engine</text:p>
          </table:table-cell>
          <table:table-cell table:style-name="ce7"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ddNamedRoot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old ID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office:value-type="string" calcext:value-type="string">
            <text:p>Add named root to ID via miscMsg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1">
          <table:table-cell table:style-name="ce1" table:number-columns-repeated="5"/>
          <table:table-cell table:style-name="ce7" office:value-type="string" calcext:value-type="string">
            <text:p>MAIN::control:: +</text:p>
          </table:table-cell>
          <table:table-cell table:style-name="ce1" table:number-columns-repeated="7"/>
          <table:table-cell table:style-name="ce7" office:value-type="string" calcext:value-type="string">
            <text:p>Main Controls</text:p>
          </table:table-cell>
          <table:table-cell table:style-name="ce7" table:number-columns-repeated="1009"/>
        </table:table-row>
        <table:table-row table:style-name="ro1">
          <table:table-cell table:style-name="ce1" table:number-columns-repeated="13"/>
          <table:table-cell table:style-name="ce7" table:number-columns-repeated="1010"/>
        </table:table-row>
        <table:table-row table:style-name="ro1">
          <table:table-cell table:style-name="ce1"/>
          <table:table-cell table:style-name="ce1" office:value-type="string" calcext:value-type="string">
            <text:p>0 / 1</text:p>
          </table:table-cell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ono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master mono/stereo switch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2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anLawType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6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General panning law (not effects) <text:s/>– cut, normal, boost</text:p>
          </table:table-cell>
          <table:table-cell table:style-name="ce7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mon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setCurrentRootBank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PDF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7" office:value-type="string" calcext:value-type="string">
            <text:p>SCALES::control:: +</text:p>
          </table:table-cell>
          <table:table-cell table:number-columns-repeated="7"/>
          <table:table-cell table:style-name="ce7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8" office:value-type="string" calcext:value-type="string">
            <text:p>VECTOR::control:: +</text:p>
          </table:table-cell>
          <table:table-cell table:number-columns-repeated="7"/>
          <table:table-cell table:style-name="ce7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>
            <text:p>PART::control:: +</text:p>
          </table:table-cell>
          <table:table-cell table:number-columns-repeated="7"/>
          <table:table-cell table:style-name="ce7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it ite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End of Controller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table:number-columns-repeated="13"/>
          <table:table-cell table:style-name="ce7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nance Centre Frequency(CC77)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table:number-columns-repeated="13"/>
          <table:table-cell table:style-name="ce7" office:value-type="string" calcext:value-type="string">
            <text:p>Instrumen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11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table:number-columns-repeated="15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SYNTH::control:: +</text:p>
          </table:table-cell>
          <table:table-cell table:number-columns-repeated="7"/>
          <table:table-cell table:style-name="ce7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ADDVOICE::control:: +</text:p>
          </table:table-cell>
          <table:table-cell table:number-columns-repeated="7"/>
          <table:table-cell table:style-name="ce7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odRingtoSi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nly use the sidebands for ring modu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SUBSYNTH::control:: +</text:p>
          </table:table-cell>
          <table:table-cell table:number-columns-repeated="7"/>
          <table:table-cell table:style-name="ce7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9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PADSYNTH::control:: +</text:p>
          </table:table-cell>
          <table:table-cell table:number-columns-repeated="7"/>
          <table:table-cell table:style-name="ce7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OSCILLATOR::control:: +</text:p>
          </table:table-cell>
          <table:table-cell table:number-columns-repeated="7"/>
          <table:table-cell table:style-name="ce7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RESONANCE::control:: +</text:p>
          </table:table-cell>
          <table:table-cell table:number-columns-repeated="7"/>
          <table:table-cell table:style-name="ce7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4"/>
          <table:table-cell office:value-type="string" calcext:value-type="string">
            <text:p>0 to 127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LFOINSERT::control:: +</text:p>
          </table:table-cell>
          <table:table-cell table:number-columns-repeated="7"/>
          <table:table-cell table:style-name="ce7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FILTERINSERT::control:: +</text:p>
          </table:table-cell>
          <table:table-cell table:number-columns-repeated="7"/>
          <table:table-cell table:style-name="ce7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NVELOPEINSERT::control:: +</text:p>
          </table:table-cell>
          <table:table-cell table:number-columns-repeated="7"/>
          <table:table-cell table:style-name="ce7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1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8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8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/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1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EFFECT::control:: +</text:p>
          </table:table-cell>
          <table:table-cell table:number-columns-repeated="7"/>
          <table:table-cell table:style-name="ce7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28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28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7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table:number-columns-repeated="13"/>
          <table:table-cell table:style-name="ce7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19" office:value-type="string" calcext:value-type="string">
            <text:p>MIDILEARN::control:: +</text:p>
          </table:table-cell>
          <table:table-cell table:number-columns-repeated="7"/>
          <table:table-cell table:style-name="ce7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7" table:number-columns-repeated="9"/>
          <table:table-cell table:style-name="ce10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3" office:value-type="string" calcext:value-type="string">
            <text:p>0/8</text:p>
          </table:table-cell>
          <table:table-cell table:style-name="ce3"/>
          <table:table-cell/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1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0" calcext:value-type="float">
            <text:p>250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7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04:Sheet1.AMJ70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20:17:41.640019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21-01-04T20:19:46.715151769</dc:date>
    <meta:editing-duration>P9DT6H29M51S</meta:editing-duration>
    <meta:editing-cycles>750</meta:editing-cycles>
    <meta:generator>LibreOffice/6.1.5.2$Linux_X86_64 LibreOffice_project/10$Build-2</meta:generator>
    <meta:document-statistic meta:table-count="1" meta:cell-count="6316" meta:object-count="0"/>
  </office:meta>
</office:document-meta>
</file>